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12pt" fo:font-weight="bold" officeooo:rsid="000ad234" officeooo:paragraph-rsid="000ad234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12pt" fo:font-weight="normal" officeooo:rsid="000ad234" officeooo:paragraph-rsid="000ad23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12pt" fo:font-weight="normal" officeooo:rsid="000b094b" officeooo:paragraph-rsid="000b094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12pt" fo:font-weight="normal" officeooo:rsid="001c9b4f" officeooo:paragraph-rsid="001c9b4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12pt" fo:font-weight="normal" officeooo:rsid="00e4f090" officeooo:paragraph-rsid="000ad23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c15a61" officeooo:paragraph-rsid="000ad234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c15a61" officeooo:paragraph-rsid="000ad234" style:font-size-asian="12pt" style:font-size-complex="12pt"/>
    </style:style>
    <style:style style:name="P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officeooo:rsid="00c15a61" officeooo:paragraph-rsid="000ad234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c15a61" officeooo:paragraph-rsid="001c9b4f" style:font-size-asian="12pt" style:font-size-complex="12pt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c15a61" officeooo:paragraph-rsid="001c9b4f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c15a61" officeooo:paragraph-rsid="001d36bc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0b094b" officeooo:paragraph-rsid="000b094b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18922" officeooo:paragraph-rsid="001c9b4f" style:font-size-asian="12pt" style:font-size-complex="12pt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118922" officeooo:paragraph-rsid="001c9b4f" style:font-size-asian="12pt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2566f" officeooo:paragraph-rsid="001c9b4f" style:font-size-asian="12pt" style:font-size-complex="12pt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12566f" officeooo:paragraph-rsid="001c9b4f" style:font-size-asian="12pt" style:font-size-complex="12pt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12c2a7" officeooo:paragraph-rsid="001c9b4f" style:font-size-asian="12pt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2c2a7" officeooo:paragraph-rsid="001c9b4f" style:font-size-asian="12pt" style:font-size-complex="12pt"/>
    </style:style>
    <style:style style:name="P1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officeooo:rsid="000ebbb1" officeooo:paragraph-rsid="000ebbb1" style:font-size-asian="12pt" style:font-size-complex="12pt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c1e2b6" officeooo:paragraph-rsid="000ad234" style:font-size-asian="12pt" style:font-size-complex="12pt"/>
    </style:style>
    <style:style style:name="P2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officeooo:rsid="00c1e2b6" officeooo:paragraph-rsid="000ad234" style:font-size-asian="12pt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ad234" officeooo:paragraph-rsid="000ad23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fo:font-weight="normal" officeooo:rsid="000ad234" officeooo:paragraph-rsid="001f478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weight="normal" officeooo:rsid="000b094b" officeooo:paragraph-rsid="000ad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weight="normal" officeooo:rsid="000b094b" officeooo:paragraph-rsid="000b094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b094b" officeooo:paragraph-rsid="000b094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7.504cm" fo:margin-right="0cm" fo:text-align="justify" style:justify-single-word="false" fo:text-indent="0cm" style:auto-text-indent="false"/>
      <style:text-properties fo:font-size="12pt" fo:font-weight="normal" officeooo:rsid="000b094b" officeooo:paragraph-rsid="000b094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fo:font-weight="normal" officeooo:rsid="00c15a61" officeooo:paragraph-rsid="000ad23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b25c5" officeooo:paragraph-rsid="001b25c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2c2a7" officeooo:paragraph-rsid="001c9b4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5a07d" officeooo:paragraph-rsid="000ad23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fo:font-weight="normal" officeooo:rsid="001e7ee7" officeooo:paragraph-rsid="001f478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f478e" officeooo:paragraph-rsid="001f478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weight="normal" officeooo:rsid="001f478e" officeooo:paragraph-rsid="001f478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weight="bold" officeooo:rsid="00c15a61" officeooo:paragraph-rsid="000ad234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weight="bold" officeooo:rsid="001c9b4f" officeooo:paragraph-rsid="001c9b4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d5eede" officeooo:paragraph-rsid="000ad234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ize="12pt" fo:font-weight="bold" officeooo:rsid="00d5eede" officeooo:paragraph-rsid="000ad234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fo:font-weight="normal" officeooo:rsid="001eff27" officeooo:paragraph-rsid="001f478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0ad234" officeooo:paragraph-rsid="000ad234" style:font-size-asian="14pt" style:font-size-complex="14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2a6099" loext:opacity="100%" fo:font-size="12pt" fo:font-weight="bold" officeooo:rsid="00e4f090" officeooo:paragraph-rsid="000ad234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2a6099" loext:opacity="100%" fo:font-size="12pt" fo:font-weight="bold" officeooo:rsid="00e4f090" officeooo:paragraph-rsid="000ad234" style:font-size-asian="12pt" style:font-weight-asian="bold" style:font-size-complex="12pt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2pt" officeooo:paragraph-rsid="001c9b4f" style:font-size-asian="12pt" style:font-size-complex="12pt"/>
    </style:style>
    <style:style style:name="P44" style:family="paragraph" style:parent-style-name="Standard" style:list-style-name="L1">
      <style:paragraph-properties fo:text-align="justify" style:justify-single-word="false"/>
      <style:text-properties fo:font-size="12pt" officeooo:rsid="0012c2a7" officeooo:paragraph-rsid="001c9b4f" style:font-size-asian="12pt" style:font-size-complex="12pt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c15a61" officeooo:paragraph-rsid="000ad234" style:font-size-asian="12pt" style:font-size-complex="12pt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d36bc" officeooo:paragraph-rsid="001d36bc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d36bc" officeooo:paragraph-rsid="002545d1" style:font-size-asian="12pt" style:font-size-complex="12pt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2545d1" officeooo:paragraph-rsid="002545d1" style:font-size-asian="12pt" style:font-size-complex="12pt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0c435a" officeooo:paragraph-rsid="00275589" style:font-size-asian="12pt" style:font-size-complex="12pt"/>
    </style:style>
    <style:style style:name="P5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0c435a" officeooo:paragraph-rsid="00275589" style:font-size-asian="12pt" style:font-size-complex="12pt"/>
    </style:style>
    <style:style style:name="P51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fo:font-size="12pt" fo:font-weight="normal" officeooo:rsid="0012c2a7" officeooo:paragraph-rsid="001c9b4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fo:font-style="italic" officeooo:rsid="000c435a" officeooo:paragraph-rsid="00275589" style:font-size-asian="12pt" style:font-style-asian="italic" style:font-size-complex="12pt" style:font-style-complex="italic"/>
    </style:style>
    <style:style style:name="P5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1d36bc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fo:font-size="12pt" fo:font-weight="normal" officeooo:rsid="00c15a61" officeooo:paragraph-rsid="001d36b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fo:font-size="12pt" fo:font-weight="normal" officeooo:rsid="00c15a61" officeooo:paragraph-rsid="001d36bc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0000" loext:opacity="100%" fo:font-size="12pt" fo:font-style="italic" fo:font-weight="bold" officeooo:rsid="000c435a" officeooo:paragraph-rsid="00275589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2a6099" loext:opacity="100%" fo:font-size="12pt" fo:font-weight="bold" officeooo:rsid="00e4f090" officeooo:paragraph-rsid="000ad234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fo:font-size="12pt" fo:font-weight="normal" officeooo:rsid="00275589" officeooo:paragraph-rsid="0027558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12pt" fo:font-weight="normal" officeooo:rsid="00275589" officeooo:paragraph-rsid="0028359a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fo:font-size="12pt" fo:font-weight="normal" officeooo:rsid="00275589" officeooo:paragraph-rsid="0028359a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12pt" fo:font-style="normal" fo:font-weight="normal" officeooo:rsid="00275589" officeooo:paragraph-rsid="00275589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fo:font-size="12pt" fo:font-style="normal" fo:font-weight="normal" officeooo:rsid="00275589" officeooo:paragraph-rsid="0028359a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64" style:family="paragraph">
      <style:paragraph-properties fo:text-align="center"/>
    </style:style>
    <style:style style:name="T1" style:family="text">
      <style:text-properties officeooo:rsid="00d5eede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e4f090" style:font-weight-asian="bold" style:font-weight-complex="bold"/>
    </style:style>
    <style:style style:name="T4" style:family="text">
      <style:text-properties officeooo:rsid="00c4827f"/>
    </style:style>
    <style:style style:name="T5" style:family="text">
      <style:text-properties fo:color="#ff0000" loext:opacity="100%" fo:font-weight="bold" officeooo:rsid="00e4f090" style:font-weight-asian="bold" style:font-weight-complex="bold"/>
    </style:style>
    <style:style style:name="T6" style:family="text">
      <style:text-properties officeooo:rsid="000ad23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5a07d" style:font-weight-asian="bold" style:font-weight-complex="bold"/>
    </style:style>
    <style:style style:name="T9" style:family="text">
      <style:text-properties fo:font-weight="bold" officeooo:rsid="001c9b4f" style:font-weight-asian="bold" style:font-weight-complex="bold"/>
    </style:style>
    <style:style style:name="T10" style:family="text">
      <style:text-properties fo:font-weight="bold" officeooo:rsid="0023a95d" style:font-weight-asian="bold" style:font-weight-complex="bold"/>
    </style:style>
    <style:style style:name="T11" style:family="text">
      <style:text-properties fo:font-weight="bold" officeooo:rsid="002545d1" style:font-weight-asian="bold" style:font-weight-complex="bold"/>
    </style:style>
    <style:style style:name="T12" style:family="text">
      <style:text-properties fo:font-weight="bold" officeooo:rsid="0025b32e" style:font-weight-asian="bold" style:font-weight-complex="bold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style:use-window-font-color="true" loext:opacity="0%" fo:font-weight="bold" officeooo:rsid="00e4f090" style:font-weight-asian="bold" style:font-weight-complex="bold"/>
    </style:style>
    <style:style style:name="T16" style:family="text">
      <style:text-properties style:use-window-font-color="true" loext:opacity="0%" officeooo:rsid="00d5eede"/>
    </style:style>
    <style:style style:name="T17" style:family="text">
      <style:text-properties officeooo:rsid="000b094b"/>
    </style:style>
    <style:style style:name="T18" style:family="text">
      <style:text-properties officeooo:rsid="000f952d"/>
    </style:style>
    <style:style style:name="T19" style:family="text">
      <style:text-properties officeooo:rsid="0012566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2566f" style:font-style-asian="italic" style:font-style-complex="italic"/>
    </style:style>
    <style:style style:name="T22" style:family="text">
      <style:text-properties fo:font-style="italic" officeooo:rsid="0012c2a7" style:font-style-asian="italic" style:font-style-complex="italic"/>
    </style:style>
    <style:style style:name="T23" style:family="text">
      <style:text-properties fo:font-style="italic" officeooo:rsid="0018057a" style:font-style-asian="italic" style:font-style-complex="italic"/>
    </style:style>
    <style:style style:name="T24" style:family="text">
      <style:text-properties fo:font-style="italic" officeooo:rsid="002545d1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2566f" style:font-style-asian="normal" style:font-style-complex="normal"/>
    </style:style>
    <style:style style:name="T27" style:family="text">
      <style:text-properties fo:font-style="normal" officeooo:rsid="001eff27" style:font-style-asian="normal" style:font-style-complex="normal"/>
    </style:style>
    <style:style style:name="T28" style:family="text">
      <style:text-properties officeooo:rsid="0012c2a7"/>
    </style:style>
    <style:style style:name="T29" style:family="text">
      <style:text-properties officeooo:rsid="0015a07d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officeooo:rsid="001c9b4f"/>
    </style:style>
    <style:style style:name="T32" style:family="text">
      <style:text-properties officeooo:rsid="0018057a"/>
    </style:style>
    <style:style style:name="T33" style:family="text">
      <style:text-properties officeooo:rsid="001c9b4f"/>
    </style:style>
    <style:style style:name="T34" style:family="text">
      <style:text-properties officeooo:rsid="00e4f090"/>
    </style:style>
    <style:style style:name="T35" style:family="text">
      <style:text-properties officeooo:rsid="001cba72"/>
    </style:style>
    <style:style style:name="T36" style:family="text">
      <style:text-properties officeooo:rsid="001d36bc"/>
    </style:style>
    <style:style style:name="T37" style:family="text">
      <style:text-properties officeooo:rsid="001eff27"/>
    </style:style>
    <style:style style:name="T38" style:family="text">
      <style:text-properties officeooo:rsid="0023a95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5b32e" style:font-weight-asian="normal" style:font-weight-complex="normal"/>
    </style:style>
    <style:style style:name="T41" style:family="text">
      <style:text-properties fo:font-weight="normal" officeooo:rsid="0028359a" style:font-weight-asian="normal" style:font-weight-complex="normal"/>
    </style:style>
    <style:style style:name="T42" style:family="text">
      <style:text-properties officeooo:rsid="002545d1"/>
    </style:style>
    <style:style style:name="T43" style:family="text">
      <style:text-properties officeooo:rsid="0025b32e"/>
    </style:style>
    <style:style style:name="T44" style:family="text">
      <style:text-properties fo:color="#000000" loext:opacity="100%" fo:font-size="12pt" fo:font-weight="normal" officeooo:rsid="00c15a61" style:font-size-asian="12pt" style:font-weight-asian="normal" style:font-size-complex="12pt" style:font-weight-complex="normal"/>
    </style:style>
    <style:style style:name="T45" style:family="text">
      <style:text-properties fo:color="#000000" loext:opacity="100%" fo:font-size="12pt" fo:font-weight="normal" officeooo:rsid="0025b32e" style:font-size-asian="12pt" style:font-weight-asian="normal" style:font-size-complex="12pt" style:font-weight-complex="normal"/>
    </style:style>
    <style:style style:name="T46" style:family="text">
      <style:text-properties officeooo:rsid="00275589"/>
    </style:style>
    <style:style style:name="T47" style:family="text">
      <style:text-properties officeooo:rsid="0028359a"/>
    </style:style>
    <style:style style:name="T48" style:family="text">
      <style:text-properties officeooo:rsid="002af41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5">L</text:span><text:span text:style-name="T14">a conscience de soi est-elle une connaissance de soi ?</text:span></text:p>
      <text:p text:style-name="P1"/>
      <text:p text:style-name="P2"><text:span text:style-name="T30">Intro :</text:span> <text:span text:style-name="T32">on va </text:span>def conscience (rappel def connaissance)</text:p>
      <text:p text:style-name="P2"/>
      <text:p text:style-name="P3">[Q cs ? On relève les termes]</text:p>
      <text:p text:style-name="P3"/>
      <text:p text:style-name="P22">1. « Conscience » peut prendre deux sens distincts : psychologique et moral</text:p>
      <text:p text:style-name="P22"/>
      <text:p text:style-name="P22"><draw:line text:anchor-type="paragraph" draw:z-index="0" draw:name="Ligne 1" draw:style-name="gr2" draw:text-style-name="P64" svg:x1="5.877cm" svg:y1="0.926cm" svg:x2="3.766cm" svg:y2="2.374cm"><text:p/></draw:line><draw:line text:anchor-type="paragraph" draw:z-index="1" draw:name="Ligne 2" draw:style-name="gr2" draw:text-style-name="P64" svg:x1="8.167cm" svg:y1="0.926cm" svg:x2="8.576cm" svg:y2="2.394cm"><text:p/></draw:line><text:span text:style-name="T17">a. </text:span>Au sens <text:span text:style-name="T7">psychologique</text:span>, la conscience est la faculté mentale qui nous permet d’appréhender subjectivement les phénomènes extérieurs ou intérieurs.</text:p>
      <text:p text:style-name="P22"/>
      <text:p text:style-name="P24"/>
      <text:p text:style-name="P24"/>
      <text:p text:style-name="P24">Extérieurs : conscience spontanée</text:p>
      <text:p text:style-name="P24"/>
      <text:p text:style-name="P27">Intérieurs : conscience réfléchie (c un miroir : renvoie le rayon lumineux. Le moi fait <text:span text:style-name="T7">retour</text:span> sur lui-même)</text:p>
      <text:p text:style-name="P26"/>
      <text:p text:style-name="P26">b. Au sens <text:span text:style-name="T7">moral</text:span>, la conscience désigne notre capacité à distinguer le bien du mal.</text:p>
      <text:p text:style-name="P25">NB : Ce sens moral ne sera pas abordé dans ce cours</text:p>
      <text:p text:style-name="P26"/>
      <text:p text:style-name="P26">Une <text:span text:style-name="T7">connaissance</text:span> (un savoir) est une croyance vraie justifiée.</text:p>
      <text:p text:style-name="P26"/>
      <text:p text:style-name="P26">Ce qui est en jeu : la capacité à se connaître soi-même en faisant retour sur nos propres pensées. = la validité de l’<text:span text:style-name="T7">introspection</text:span></text:p>
      <text:p text:style-name="P26"/>
      <text:p text:style-name="P22">Problème : </text:p>
      <text:p text:style-name="P22"/>
      <text:p text:style-name="P22">[R1] A première vue, s’il est possible de connaître ce que je suis, il n’y a que <text:span text:style-name="T20">moi</text:span> qui puisse le faire, puisque je suis le seul à avoir un accès direct à mes désirs, mes émotions, mes pensées, etc.</text:p>
      <text:p text:style-name="P22"/>
      <text:p text:style-name="P33">Deux façons possibles de problématiser :</text:p>
      <text:p text:style-name="P34">- en contestant le caractère véridique de ce que je sens</text:p>
      <text:p text:style-name="P23">[R2] Cependant, on remarque que les éléments auxquels j’accède par introspection sont fondamentalement <text:span text:style-name="T20">subjectifs</text:span>, et ne peuvent pas être partagés avec les autres. <text:span text:style-name="T32">Cela ne semble donc pas pouvoir relever d’une </text:span><text:span text:style-name="T23">connaissance</text:span><text:span text:style-name="T32">, qui implique de pouvoir communiquer aux autres ce qui justifie objectivement mes croyances.</text:span></text:p>
      <text:p text:style-name="P34">- en contestant le caractère justifiable de ce que sens</text:p>
      <text:p text:style-name="P32">[R2] Cependant, la façon dont j’appréhende ces phénomènes internes est essentiellement <text:span text:style-name="T20">subjective </text:span><text:span text:style-name="T25">; elle est elle-même orientée par mes désirs, mes croyances, etc. , </text:span><text:span text:style-name="T27">et rien ne m’assure que ce que je perçois de moi-même corresponde effectivement à la réalité. </text:span><text:span text:style-name="T25">En ce sens, je suis le plus mal placé pour me connaître, précisément parce que je </text:span><text:span text:style-name="T27">ne peux mettre aucune distance avec mes ressentis.</text:span></text:p>
      <text:p text:style-name="P39"/>
      <text:p text:style-name="P22"/>
      <text:p text:style-name="P29">→ <text:span text:style-name="T37">Le problème se pose donc ainsi : p</text:span>our se connaître soi-même, <text:span text:style-name="T37">suffit</text:span>-il de percevoir plus clairement nos états internes ? Ou bien faut-il au contraire prendre de la distance avec ce que nous ressentons ?</text:p>
      <text:p text:style-name="P22"/>
      <text:p text:style-name="P37"/>
      <text:p text:style-name="P38"><text:span text:style-name="T6">I</text:span>. Une connaissance de ma subjectivité est possible si elle est méthodique</text:p>
      <text:p text:style-name="P35"><text:span text:style-name="T6">1</text:span>. Mon existence en tant que conscience est la seule vérité absolue</text:p>
      <text:p text:style-name="P6"/>
      <text:p text:style-name="P7">Difficulté de l’introspection : comment savoir si nos certitudes <text:span text:style-name="T7">subjectives</text:span> ont la moindre validité <text:span text:style-name="T7">objective </text:span>?</text:p>
      <text:p text:style-name="P7"/>
      <text:p text:style-name="P7">→ Conscient de ce problème, Descartes va essayer de remettre en doute l’intégralité de ses croyances, de façon radicale, pour voir ce qui reste.</text:p>
      <text:p text:style-name="P7"/>
      <text:p text:style-name="P12">(Cf texte Descartes)</text:p>
      <text:p text:style-name="P7"/>
      <text:p text:style-name="P7">Grâce à une méthode rigoureuse, Descartes montre qu’il peut écarter toutes ses croyances sauf une seule : le fait qu’il existe lui-même.</text:p>
      <text:p text:style-name="P7"/>
      <text:p text:style-name="P7">→ Il est logiquement impossible de douter de sa propre existence.</text:p>
      <text:p text:style-name="P7"><text:tab/><text:tab/><text:tab/><text:tab/><text:tab/><text:tab/><text:tab/>→ « je pense, donc je suis »</text:p>
      <text:p text:style-name="P7"/>
      <text:p text:style-name="P7">En fait, la forme de connaissance la plus fondamentale, c’est la connaissance que j’ai de mon propre esprit : elle est plus certaine que toute connaissance acquise par observation, parce qu’elle est immédiate et évidente <text:span text:style-name="T33">(</text:span><text:span text:style-name="T38">elle est </text:span><text:span text:style-name="T33">indubitable)</text:span>.</text:p>
      <text:p text:style-name="P7"/>
      <text:p text:style-name="P36">2. La conscience de soi comme essence de la subjectivité</text:p>
      <text:p text:style-name="P7"/>
      <text:p text:style-name="P9">Attention : le je du « je pense » ne désigne pas tout ce que je pense être. <text:span text:style-name="T33">Mes sens me font croire que j’ai tel ou tel corps, mais rien de ce que me disent mes sens n’est indubitable.</text:span></text:p>
      <text:p text:style-name="P7">→ ce qui me définit le plus intimement <text:span text:style-name="T18">(mon essence),</text:span> c’est ma <text:span text:style-name="T7">conscience</text:span></text:p>
      <text:p text:style-name="P7"/>
      <text:p text:style-name="P7">=&gt; plus particulièrement : la <text:span text:style-name="T7">conscience </text:span><text:span text:style-name="T9">réfléchie (cs</text:span><text:span text:style-name="T7"> de soi</text:span><text:span text:style-name="T9">)</text:span>. l'homme se distingue par le fait qu'il est capable de prendre une conscience claire et distincte de <text:span text:style-name="T18">ses pensées, de son existence et de </text:span>sa propre essence.</text:p>
      <text:p text:style-name="P7"/>
      <text:p text:style-name="P7">(≠ sentiment confus de soi qu’on peut trouver chez <text:span text:style-name="T48">certains</text:span> animaux : cf « test du miroir » <text:span text:style-name="T48">mis en place dans les années 70 par le psychologue</text:span> Gordon G. Gallup)</text:p>
      <text:p text:style-name="P7"/>
      <table:table table:name="Tableau2" table:style-name="Tableau2">
        <table:table-column table:style-name="Tableau2.A"/>
        <table:table-row table:style-name="TableLine2389479349328">
          <table:table-cell table:style-name="Tableau2.A1" office:value-type="string">
            <text:p text:style-name="P63">Réussissent le test :</text:p>
            <text:p text:style-name="P63">- certains mammifères (bonobos, chimpanzés, grands dauphins, éléphants d'Asie, humains de plus de 18 mois, orang-outans, orques)</text:p>
            <text:p text:style-name="P63">- certains oiseaux (corbeaux, perroquets gris du Gabon, pies bavardes)</text:p>
            <text:p text:style-name="P63">- certains poissons</text:p>
          </table:table-cell>
        </table:table-row>
      </table:table>
      <text:p text:style-name="P7"/>
      <text:p text:style-name="P7"/>
      <text:p text:style-name="P7"><text:span text:style-name="T31">Attention :</text:span><text:span text:style-name="T33"> </text:span>Le « je » du « je pense » ne désigne pas l'individu René Descartes. <text:span text:style-name="T38">N</text:span><text:span text:style-name="T39">’est pas </text:span><text:span text:style-name="T7">singulier</text:span><text:span text:style-name="T39"> mais </text:span><text:span text:style-name="T7">universel</text:span><text:span text:style-name="T39"> → introduction en philosophie du concept fondamental de </text:span><text:span text:style-name="T7">sujet </text:span><text:span text:style-name="T10">=</text:span> tout être capable de faire une expérience claire et distincte de sa propre pensée</text:p>
      <text:p text:style-name="P31"/>
      <text:p text:style-name="P35"><text:span text:style-name="T33">3</text:span>. <text:span text:style-name="T33">Les c</text:span>onséquences morales de cette thèse</text:p>
      <text:p text:style-name="P6"/>
      <text:p text:style-name="P11"><text:span text:style-name="T35">Cf</text:span> <text:span text:style-name="T36">texte </text:span><text:span text:style-name="T1">Kant</text:span></text:p>
      <text:p text:style-name="P11"/>
      <text:p text:style-name="P48"><draw:line text:anchor-type="paragraph" draw:z-index="2" draw:name="Ligne 3" draw:style-name="gr1" draw:text-style-name="P64" svg:x1="1.41cm" svg:y1="0.483cm" svg:x2="1.025cm" svg:y2="0.965cm"><text:p/></draw:line>Une personne &lt;&gt; un objet</text:p>
      <text:p text:style-name="P47"/>
      <text:p text:style-name="P47"><text:span text:style-name="T42">C</text:span>apable de se penser soi-même <text:span text:style-name="T46">(</text:span>de penser « je »<text:span text:style-name="T46">)</text:span></text:p>
      <text:p text:style-name="P46"><text:soft-page-break/></text:p>
      <text:p text:style-name="P54"><text:span text:style-name="T34">→ </text:span><text:span text:style-name="T42">le fait qu’un être a cs de lui-même a des conséquences morales :</text:span></text:p>
      <text:p text:style-name="P55">- <text:span text:style-name="T42">il a une certaine </text:span><text:span text:style-name="T11">valeur morale </text:span><text:span text:style-name="T42">: on lui doit un certain </text:span><text:span text:style-name="T24">respect</text:span><text:span text:style-name="T42">, </text:span><text:span text:style-name="T43">on ne peut pas le traiter comme un simple objet</text:span></text:p>
      <text:p text:style-name="P53"><text:span text:style-name="T44">- </text:span><text:span text:style-name="T45">il devient </text:span><text:span text:style-name="T12">moralement responsable </text:span><text:span text:style-name="T40">: dans la mesure où il est capable de penser ses propres actions et de se les attribuer, il doit répondre de celle-ci. → il peut être </text:span><text:span text:style-name="T41">soumis</text:span><text:span text:style-name="T40"> à l’éloge ou au blâme</text:span></text:p>
      <text:p text:style-name="P41"/>
      <text:p text:style-name="P49">→ Être sujet, <text:span text:style-name="T46">c’est :</text:span></text:p>
      <text:p text:style-name="P50">- p<text:span text:style-name="T46">ouvoir se connaître soi-même et prendre conscience de ses actes</text:span></text:p>
      <text:p text:style-name="P52"><text:span text:style-name="T33">→ </text:span>c’est l’expérience du cogito de Descartes</text:p>
      <text:p text:style-name="P49"><text:tab/>- <text:span text:style-name="T46">être moralement responsable de ce que nous faisons</text:span></text:p>
      <text:p text:style-name="P56">→ c’est une conséquence morale qui suit directement du cogito !</text:p>
      <text:p text:style-name="P41"/>
      <table:table table:name="Tableau1" table:style-name="Tableau1">
        <table:table-column table:style-name="Tableau1.A"/>
        <table:table-row table:style-name="TableLine2389389054736">
          <table:table-cell table:style-name="Tableau1.A1" office:value-type="string">
            <text:p text:style-name="P59">Pb : le fait de faire dépendre la valeur morale de la cs de soi a des conséquences problématiques :</text:p>
            <text:p text:style-name="P60">- <text:span text:style-name="T47">Q</text:span>uid des hommes qui n’ont plus ou n’ont pas encore cette capacité (vieillard, enfant, malade) ? N’est-on pas quand même obligé de les traiter comme des personnes ?</text:p>
            <text:p text:style-name="P60"><text:tab/>→ solution possible : considérer que ce sont des personnes <text:span text:style-name="T20">potentielles</text:span></text:p>
            <text:p text:style-name="P62">- <text:span text:style-name="T47">N’avons-nous vraiment aucune obligation envers les animaux, quand bien même ils sont incapables d’être conscients d’eux-mêmes ?</text:span></text:p>
          </table:table-cell>
        </table:table-row>
      </table:table>
      <text:p text:style-name="P61"/>
      <text:p text:style-name="P41"/>
      <text:p text:style-name="P7"><text:span text:style-name="T6">II</text:span><text:span text:style-name="T1">.</text:span> Les limites de l’introspection : le concept d’inconscient</text:p>
      <text:p text:style-name="P6"><text:span text:style-name="T6">1</text:span>. Superficialité de la conscience</text:p>
      <text:p text:style-name="P8">→ <text:span text:style-name="T1">Nietzsche </text:span><text:span text:style-name="T3">[L’inconscient (1)]</text:span></text:p>
      <text:p text:style-name="P19"><text:span text:style-name="T3">+ </text:span><text:span text:style-name="T2">critique notion subjectivité</text:span></text:p>
      <text:p text:style-name="P6"><text:span text:style-name="T6">2</text:span>. L’inconscient <text:span text:style-name="T4">freudien </text:span>comme système de représentations refoulées</text:p>
      <text:p text:style-name="P8">→ <text:span text:style-name="T1">Freud : Première topique </text:span><text:span text:style-name="T3">[L’inconscient (2)]</text:span></text:p>
      <text:p text:style-name="P20"><text:span text:style-name="T6">3</text:span>. Les problèmes du concept d’inconscient</text:p>
      <text:p text:style-name="P21">→ <text:span text:style-name="T1">Problème épistémique (Popper), problème moral (Alain) </text:span><text:span text:style-name="T5">[extraits classiques]</text:span></text:p>
      <text:p text:style-name="P6"><text:span text:style-name="T6">w Complément :</text:span>. D’autres conceptions de l’inconscient</text:p>
      <text:p text:style-name="P28"><text:span text:style-name="T13">→ </text:span><text:span text:style-name="T16">inconscient neurologique, inconscient sociologique (Bourdieu) </text:span><text:span text:style-name="T3">[L’inconscient (3)]</text:span></text:p>
      <text:p text:style-name="P42"/>
      <text:p text:style-name="P42"/>
      <text:p text:style-name="P5">-----------------</text:p>
      <text:p text:style-name="P4"><text:span text:style-name="T34">f</text:span>aire commentaire de texte Sartre en donnant les précisions suivantes ?</text:p>
      <text:p text:style-name="P42"/>
      <text:p text:style-name="P42"/>
      <text:p text:style-name="P10"><text:span text:style-name="T6">2</text:span>. La conscience <text:span text:style-name="T1">de soi est essentiellement </text:span>liberté</text:p>
      <text:p text:style-name="P10"/>
      <text:p text:style-name="P13">Dire que l’essence de l’homme est la conscience : problématique, <text:span text:style-name="T19">car Q essence de la conscience ?</text:span></text:p>
      <text:p text:style-name="P13"/>
      <text:p text:style-name="P14">P<text:span text:style-name="T19">b : </text:span>Cs : n’existe jamais toute seule <text:span text:style-name="T29">(n’a pas d’« en-soi »)</text:span>. <text:span text:style-name="T19">Ne peut jamais être définie</text:span><text:span text:style-name="T21"> en elle-même</text:span><text:span text:style-name="T26">,</text:span><text:span text:style-name="T20"> </text:span><text:span text:style-name="T26">n</text:span>’existe qu’en relation avec autre chose qu’elle</text:p>
      <text:p text:style-name="P14">→ Impossible de ne penser à rien : si je pense, je pense forcément qqch de déterminé (Brentano : « toute conscience est conscience de quelque chose)</text:p>
      <text:p text:style-name="P13"/>
      <text:p text:style-name="P13">→ <text:span text:style-name="T19">Plutôt que de caractériser l’H par une certaine définition, il faut plutôt le caractériser par un certain </text:span><text:span text:style-name="T21">mode d’être</text:span><text:span text:style-name="T19">.</text:span></text:p>
      <text:p text:style-name="P15">Sartre : deux modes d’être :</text:p>
      <text:p text:style-name="P16"><text:soft-page-break/>- l’en-soi = être comme un objet. L’objet est simplement posé dans le monde, il correspond passivement à son essence (un arbre n’a pas d’autre choix que d’être un arbre. Il ne peut pas devenir autre) → <text:span text:style-name="T28">L’essence précède l’existence</text:span></text:p>
      <text:p text:style-name="P16">- le pour-soi = être comme un sujet. Le sujet a un rapport actif à sa propre existence. Ce qu’est un homme n’est jamais fixé par avance, mais c’est une création qui se déroule tout au long de sa vie → <text:span text:style-name="T28">L’existence précède l’essence</text:span></text:p>
      <text:p text:style-name="P16"/>
      <text:p text:style-name="P15">L’homme <text:span text:style-name="T28">est à la fois un en-soi et un pour-soi :</text:span></text:p>
      <text:p text:style-name="P17">- Il est un en-soi :</text:p>
      <text:list xml:id="list911348423" text:style-name="L1">
        <text:list-item>
          <text:p text:style-name="P43"><text:span text:style-name="T28">par son </text:span><text:span text:style-name="T22">passé </text:span><text:span text:style-name="T28">: l’ensemble des choses que j’ai faites dans le passé définissent maintenant la personne que je suis</text:span></text:p>
        </text:list-item>
        <text:list-item>
          <text:p text:style-name="P44">par son corps : mon corps est aussi une chose du monde, que tous les autres peuvent percevoir <text:span text:style-name="T29">comme un fait</text:span></text:p>
          <text:p text:style-name="P51">- Il est un pour-soi : l’homme vit en se projetant toujours dans des possibilités futures. Avoir une conscience, c’est précisément refuser de se voir identifié à son passé, c’est penser pouvoir être toujours autre chose que ce que nous avons été</text:p>
        </text:list-item>
      </text:list>
      <text:p text:style-name="P30"/>
      <text:p text:style-name="P18">→ la conscience, dans la mesure où elle se projette vers des possibilités qu’elle veut faire exister, est intimement <text:span text:style-name="T7">liberté</text:span></text:p>
      <text:p text:style-name="P30"><text:span text:style-name="T7">→ </text:span><text:span text:style-name="T8">La cs de soi est une connaissance immédiate et certaine de ma propre liberté </text:span><text:span text:style-name="T29">(qui ne peut pas se prouver autrement qu’en en faisant l’expérience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uation_20_forte" style:display-name="Accentuation forte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aractères_20_de_20_note_20_de_20_fin" style:display-name="Caractères de note de fi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08:26:52.230000000</meta:creation-date>
    <dc:title>Page vierge</dc:title>
    <meta:generator>LibreOffice/7.3.1.3$Windows_X86_64 LibreOffice_project/a69ca51ded25f3eefd52d7bf9a5fad8c90b87951</meta:generator>
    <meta:editing-duration>P2DT18H11M54S</meta:editing-duration>
    <meta:editing-cycles>18</meta:editing-cycles>
    <dc:date>2022-11-17T12:03:22.499000000</dc:date>
    <meta:document-statistic meta:table-count="2" meta:image-count="0" meta:object-count="0" meta:page-count="4" meta:paragraph-count="81" meta:word-count="1351" meta:character-count="7881" meta:non-whitespace-character-count="6604"/>
    <meta:template xlink:type="simple" xlink:actuate="onRequest" xlink:title="Page vierge" xlink:href="../../../../../../AppData/Roaming/LibreOffice/4/user/template/Page%20vierge1.ott" meta:date="2022-10-21T08:26:51.979000000"/>
  </office:meta>
</office:document-meta>
</file>